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4B000005FA3968E9830873A239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02cm" svg:stroke-color="#00cc00" draw:marker-start-width="0.352cm" draw:marker-end-width="0.352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015cm" fo:min-width="2.5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02cm" svg:stroke-color="#ff3300" draw:marker-start-width="0.352cm" draw:marker-end-width="0.352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02cm" svg:stroke-color="#ffff00" draw:marker-start-width="0.352cm" draw:marker-end-width="0.352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text-properties fo:font-size="14pt" style:font-size-asian="18pt" style:font-size-complex="18pt"/>
    </style:style>
    <style:style style:name="P4" style:family="paragraph">
      <loext:graphic-properties draw:fill="none" draw:fill-color="#ffffff"/>
      <style:text-properties fo:font-size="14pt" style:font-size-asian="18pt" style:font-size-complex="18pt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291cm" svg:height="25.939cm" svg:x="3.641cm" svg:y="1.073cm">
          <draw:image xlink:href="Pictures/100002010000034B000005FA3968E9830873A239.png" xlink:type="simple" xlink:show="embed" xlink:actuate="onLoad">
            <text:p/>
          </draw:image>
        </draw:frame>
        <draw:line draw:style-name="gr2" draw:text-style-name="P1" draw:layer="layout" svg:x1="16.26cm" svg:y1="4.738cm" svg:x2="19.315cm" svg:y2="4.714cm">
          <text:p/>
        </draw:line>
        <draw:custom-shape draw:style-name="gr3" draw:text-style-name="P2" draw:layer="layout" svg:width="3.07cm" svg:height="0.265cm" svg:x="16.166cm" svg:y="5.609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776cm" svg:height="0.806cm" svg:x="18.124cm" svg:y="3.572cm">
          <draw:text-box>
            <text:p text:style-name="P3"><text:span text:style-name="T1">Fan +</text:span></text:p>
          </draw:text-box>
        </draw:frame>
        <draw:frame draw:style-name="gr4" draw:text-style-name="P4" draw:layer="layout" svg:width="1.653cm" svg:height="0.806cm" svg:x="17.676cm" svg:y="4.79cm">
          <draw:text-box>
            <text:p text:style-name="P3"><text:span text:style-name="T1">Fan -</text:span></text:p>
          </draw:text-box>
        </draw:frame>
        <draw:custom-shape draw:style-name="gr3" draw:text-style-name="P2" draw:layer="layout" svg:width="3.07cm" svg:height="0.265cm" svg:x="16.987cm" svg:y="6.7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7.111cm" svg:y1="7.793cm" svg:x2="20.166cm" svg:y2="7.769cm">
          <text:p/>
        </draw:line>
        <draw:frame draw:style-name="gr4" draw:text-style-name="P4" draw:layer="layout" svg:width="2.788cm" svg:height="0.806cm" svg:x="17.965cm" svg:y="5.953cm">
          <draw:text-box>
            <text:p text:style-name="P3"><text:span text:style-name="T1">Serial TxD</text:span></text:p>
          </draw:text-box>
        </draw:frame>
        <draw:frame draw:style-name="gr4" draw:text-style-name="P4" draw:layer="layout" svg:width="2.856cm" svg:height="0.806cm" svg:x="17.991cm" svg:y="7.09cm">
          <draw:text-box>
            <text:p text:style-name="P3"><text:span text:style-name="T1">Serial RxD</text:span></text:p>
          </draw:text-box>
        </draw:frame>
        <draw:frame draw:style-name="gr4" draw:text-style-name="P4" draw:layer="layout" svg:width="2.83cm" svg:height="0.806cm" svg:x="17.907cm" svg:y="8.942cm">
          <draw:text-box>
            <text:p text:style-name="P3"><text:span text:style-name="T1">Serial Gnd</text:span></text:p>
          </draw:text-box>
        </draw:frame>
        <draw:line draw:style-name="gr5" draw:text-style-name="P1" draw:layer="layout" svg:x1="16.219cm" svg:y1="9.895cm" svg:x2="19.818cm" svg:y2="9.922cm">
          <text:p/>
        </draw:line>
        <draw:line draw:style-name="gr6" draw:text-style-name="P1" draw:layer="layout" svg:x1="17.04cm" svg:y1="12.886cm" svg:x2="19.632cm" svg:y2="12.912cm">
          <text:p/>
        </draw:line>
        <draw:line draw:style-name="gr7" draw:text-style-name="P1" draw:layer="layout" svg:x1="17.119cm" svg:y1="13.891cm" svg:x2="19.632cm" svg:y2="13.91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5T19:01:30.589426085</meta:creation-date>
    <meta:editing-duration>PT9M12S</meta:editing-duration>
    <meta:editing-cycles>2</meta:editing-cycles>
    <meta:generator>LibreOffice/5.0.3.2$Linux_X86_64 LibreOffice_project/00m0$Build-2</meta:generator>
    <dc:date>2016-06-25T21:26:01.033629637</dc:date>
    <meta:document-statistic meta:object-count="13"/>
  </office:meta>
</office:document-meta>
</file>